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DoubleHolderEx.validateLexical( String v , SchemaType sType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DoubleHolderEx.set_double( double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Double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oubleHolderEx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DoubleHolderEx.validateValue( double v , SchemaType sType , Validation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JavaDoubleHolderEx.JavaDouble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